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yboard Matrix MCU Sw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5556</text:p>
          </table:table-cell>
          <table:table-cell office:value-type="string" calcext:value-type="string">
            <text:p>Alps SKCL 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HerbalNeko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ission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Row (8)</text:p>
          </table:table-cell>
          <table:table-cell office:value-type="string" calcext:value-type="string">
            <text:p>Col (15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ace 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ce B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ce C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f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ackSp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Slash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Mult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02:03:45.754952810</meta:creation-date>
    <dc:date>2022-04-02T18:36:11.687611871</dc:date>
    <meta:editing-duration>P1DT8H24M28S</meta:editing-duration>
    <meta:editing-cycles>6</meta:editing-cycles>
    <meta:generator>LibreOffice/7.3.2.2$Linux_X86_64 LibreOffice_project/30$Build-2</meta:generator>
    <meta:document-statistic meta:table-count="1" meta:cell-count="505" meta:object-count="0"/>
  </office:meta>
</office:document-meta>
</file>